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e98" officeooo:paragraph-rsid="001d4e98"/>
    </style:style>
    <style:style style:name="P2" style:family="paragraph" style:parent-style-name="Standard">
      <style:text-properties officeooo:rsid="002634b3" officeooo:paragraph-rsid="002634b3"/>
    </style:style>
    <style:style style:name="P3" style:family="paragraph" style:parent-style-name="Text_20_body">
      <style:text-properties officeooo:rsid="001d4e98" officeooo:paragraph-rsid="001d4e98"/>
    </style:style>
    <style:style style:name="P4" style:family="paragraph" style:parent-style-name="Text_20_body">
      <style:text-properties officeooo:rsid="002634b3" officeooo:paragraph-rsid="002634b3"/>
    </style:style>
    <style:style style:name="P5" style:family="paragraph" style:parent-style-name="Text_20_body">
      <style:paragraph-properties style:writing-mode="lr-tb"/>
    </style:style>
    <style:style style:name="P6" style:family="paragraph" style:parent-style-name="Text_20_body">
      <style:paragraph-properties fo:text-align="start" style:justify-single-word="fals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-4</text:p>
      <text:p text:style-name="Standard">Jira est un système de suivi de problème (bug), il gère les incidents avec l'aide des tickets au sein d'une équipe.</text:p>
      <text:p text:style-name="Standard"/>
      <text:p text:style-name="P1">Q-6</text:p>
      <text:p text:style-name="Standard">Le profile de la formation est de type full-stack. De la conception a la mise en marche jusqu'au suivi de l'application ou site web. Comme nous l'avons vue dans une question précédente (Mongodb-ExpressJS-AngularJS-NodeJS). L'apprentissage est une base sur les projets. À la fin de la formation, nous aurons plusieurs projets à mettre dans le portfolio.</text:p>
      <text:p text:style-name="Standard"/>
      <text:p text:style-name="P1">Q-9</text:p>
      <text:p text:style-name="P3"><text:bookmark text:name="yui_3_17_2_1_1645018332890_7796"/>Exercice 01 -</text:p>
      <text:p text:style-name="P6"><text:bookmark text:name="yui_3_17_2_1_1645018332890_1896"/>1-</text:p>
      <text:p text:style-name="P6"><text:bookmark text:name="yui_3_17_2_1_1645018332890_3842"/>the-pc@thepc:~$ echo "bonjour et bonne journee" &gt; Montexte</text:p>
      <text:p text:style-name="P6"><text:bookmark text:name="yui_3_17_2_1_1645018332890_2093"/>2-</text:p>
      <text:p text:style-name="P6"><text:bookmark text:name="yui_3_17_2_1_1645018332890_3950"/>the-pc@thepc:~$ cat Montexte<text:line-break/>bonjour et bonne journee</text:p>
      <text:p text:style-name="P6"><text:bookmark text:name="yui_3_17_2_1_1645018332890_4017"/>3-</text:p>
      <text:p text:style-name="P6"><text:bookmark text:name="yui_3_17_2_1_1645018332890_4242"/>the-pc@thepc:~$ ls -l</text:p>
      <text:p text:style-name="P6"><text:bookmark text:name="yui_3_17_2_1_1645018332890_2201"/>-rw-rw-r--  1 the-pc the-pc    <text:bookmark text:name="yui_3_17_2_1_1645018332890_2242"/><text:span text:style-name="Strong_20_Emphasis">25</text:span> Feb 16 09:03  Montexte.txt</text:p>
      <text:p text:style-name="P6"><text:bookmark text:name="yui_3_17_2_1_1645018332890_3233"/>25 octets.</text:p>
      <text:p text:style-name="P6"><text:bookmark text:name="yui_3_17_2_1_1645018332890_2281"/>4-</text:p>
      <text:p text:style-name="P6"><text:bookmark text:name="yui_3_17_2_1_1645018332890_4445"/>the-pc@thepc:~$ echo "bonsoir et bonne soiree" &gt;&gt; Montexte</text:p>
      <text:p text:style-name="P6"><text:bookmark text:name="yui_3_17_2_1_1645018332890_2459"/>Je constate que j'ai ajouté une deuxième ligne sur mon fichier Montexte<text:bookmark text:name="yui_3_17_2_1_1645018332890_3409"/><text:bookmark text:name="yui_3_17_2_1_1645018332890_3408"/><text:bookmark text:name="yui_3_17_2_1_1645018332890_3407"/>.</text:p>
      <text:p text:style-name="P6"><text:bookmark text:name="yui_3_17_2_1_1645018332890_3466"/>the-pc@thepc:~$ cat Montexte<text:line-break/>bonjour et bonne journee<text:line-break/>bonsoir et bonne soiree</text:p>
      <text:p text:style-name="P6"><text:bookmark text:name="yui_3_17_2_1_1645018332890_3661"/>5-</text:p>
      <text:p text:style-name="P6"><text:bookmark text:name="yui_3_17_2_1_1645018332890_4522"/>the-pc@thepc:~$ cp Montexte /home/the-pc/Montexte2</text:p>
      <text:p text:style-name="P6"><text:bookmark text:name="yui_3_17_2_1_1645018332890_3767"/>the-pc@thepc:~$ ls<text:line-break/> allo        Montexte            packages-microsoft-prod.deb   test<text:line-break/> Desktop     Montexte2           Pictures                      Videos</text:p>
      <text:p text:style-name="P6"><text:bookmark text:name="yui_3_17_2_1_1645018332890_4572"/>6-</text:p>
      <text:p text:style-name="P6"><text:bookmark text:name="yui_3_17_2_1_1645018332890_4808"/>the-pc@thepc:~$ ls -l</text:p>
      <text:p text:style-name="P6"><text:bookmark text:name="yui_3_17_2_1_1645018332890_4617"/>-rw-rw-r--  1 the-pc the-pc    49 Feb 16 09:15  Montexte<text:line-break/>-rw-rw-r--  1 the-pc the-pc    49 Feb 16 09:23  Montexte2</text:p>
      <text:p text:style-name="P6"><text:bookmark text:name="yui_3_17_2_1_1645018332890_4978"/><text:soft-page-break/>Leurs tailles sont identiques. Montext2 est une copie de Montexte.</text:p>
      <text:p text:style-name="P3"><text:bookmark text:name="yui_3_17_2_1_1645018332890_7446"/>7-</text:p>
      <text:p text:style-name="P5"><text:bookmark text:name="yui_3_17_2_1_1645018332890_7985"/>the-pc@thepc:~$ mv Montexte2 Montexte3<text:line-break/>the-pc@thepc:~$ ls<text:line-break/> allo        Montexte            packages-microsoft-prod.deb   test<text:line-break/> Desktop     Montexte3           Pictures                      Videos</text:p>
      <text:p text:style-name="P5"><text:bookmark text:name="yui_3_17_2_1_1645018332890_8017"/>8-</text:p>
      <text:p text:style-name="Text_20_body"><text:bookmark text:name="yui_3_17_2_1_1645018332890_10745"/><text:bookmark text:name="yui_3_17_2_1_1645018332890_10744"/><text:bookmark text:name="yui_3_17_2_1_1645018332890_10743"/><text:bookmark text:name="yui_3_17_2_1_1645018332890_10742"/>La commande <text:span text:style-name="Strong_20_Emphasis">mv</text:span> va déplacer fichier ou dossier ou le renommer si nous le déplaçons a la même place. <text:bookmark text:name="yui_3_17_2_1_1645018332890_10705"/><text:bookmark text:name="yui_3_17_2_1_1645018332890_10704"/><text:bookmark text:name="yui_3_17_2_1_1645018332890_10703"/><text:bookmark text:name="yui_3_17_2_1_1645018332890_10702"/><text:bookmark text:name="yui_3_17_2_1_1645018332890_10701"/><text:bookmark text:name="yui_3_17_2_1_1645018332890_10700"/><text:bookmark text:name="yui_3_17_2_1_1645018332890_10699"/><text:bookmark text:name="yui_3_17_2_1_1645018332890_10698"/></text:p>
      <text:p text:style-name="Text_20_body"><text:bookmark text:name="yui_3_17_2_1_1645018332890_10900"/><text:bookmark text:name="yui_3_17_2_1_1645018332890_107051"/><text:bookmark text:name="yui_3_17_2_1_1645018332890_107041"/><text:bookmark text:name="yui_3_17_2_1_1645018332890_107031"/><text:bookmark text:name="yui_3_17_2_1_1645018332890_107021"/><text:bookmark text:name="yui_3_17_2_1_1645018332890_107011"/><text:bookmark text:name="yui_3_17_2_1_1645018332890_107001"/><text:bookmark text:name="yui_3_17_2_1_1645018332890_106991"/><text:bookmark text:name="yui_3_17_2_1_1645018332890_106981"/>T<text:bookmark text:name="yui_3_17_2_1_1645018332890_11211"/><text:bookmark text:name="yui_3_17_2_1_1645018332890_11209"/><text:bookmark text:name="yui_3_17_2_1_1645018332890_11207"/><text:bookmark text:name="yui_3_17_2_1_1645018332890_11205"/><text:bookmark text:name="yui_3_17_2_1_1645018332890_11203"/><text:bookmark text:name="yui_3_17_2_1_1645018332890_11201"/><text:bookmark text:name="yui_3_17_2_1_1645018332890_11199"/>andis <text:bookmark text:name="yui_3_17_2_1_1645018332890_11082"/><text:bookmark text:name="yui_3_17_2_1_1645018332890_11081"/><text:bookmark text:name="yui_3_17_2_1_1645018332890_11080"/><text:bookmark text:name="yui_3_17_2_1_1645018332890_11079"/>que la commande <text:bookmark text:name="yui_3_17_2_1_1645018332890_11076"/><text:bookmark text:name="yui_3_17_2_1_1645018332890_10899"/><text:bookmark text:name="yui_3_17_2_1_1645018332890_10898"/><text:bookmark text:name="yui_3_17_2_1_1645018332890_10897"/><text:bookmark text:name="yui_3_17_2_1_1645018332890_10896"/><text:bookmark text:name="yui_3_17_2_1_1645018332890_10895"/><text:span text:style-name="Strong_20_Emphasis">cp</text:span><text:bookmark text:name="yui_3_17_2_1_1645018332890_11077"/> va copier un fichier et non le renommer si nous appliquons le même chemin.<text:bookmark text:name="yui_3_17_2_1_1645018332890_11577"/><text:bookmark text:name="yui_3_17_2_1_1645018332890_11576"/><text:bookmark text:name="yui_3_17_2_1_1645018332890_11575"/><text:bookmark text:name="yui_3_17_2_1_1645018332890_11574"/> Le terminal va nous indiquer que le fichier que nous voulons copier à<text:bookmark text:name="yui_3_17_2_1_1645018332890_11950"/><text:bookmark text:name="yui_3_17_2_1_1645018332890_11949"/><text:bookmark text:name="yui_3_17_2_1_1645018332890_11948"/><text:bookmark text:name="yui_3_17_2_1_1645018332890_11947"/> la même place existe déjà<text:bookmark text:name="yui_3_17_2_1_1645018332890_12566"/><text:bookmark text:name="yui_3_17_2_1_1645018332890_12565"/><text:bookmark text:name="yui_3_17_2_1_1645018332890_12564"/>.</text:p>
      <text:p text:style-name="P3"><text:bookmark text:name="yui_3_17_2_1_1645018332890_12346"/>9-</text:p>
      <text:p text:style-name="P5"><text:bookmark text:name="yui_3_17_2_1_1645018332890_13572"/>Nous ne pouvons que changer Montext et Montext3 car nous avons renommer Montext2 pour Montext3.</text:p>
      <text:p text:style-name="Text_20_body"><text:bookmark text:name="yui_3_17_2_1_1645018332890_12749"/><text:bookmark text:name="yui_3_17_2_1_1645018332890_22320"/>the-pc@thepc:~$ sudo chown root Montexte</text:p>
      <text:p text:style-name="Text_20_body"><text:bookmark text:name="yui_3_17_2_1_1645018332890_21282"/>the-pc@thepc:~$ sudo chown root Montexte3</text:p>
      <text:p text:style-name="Text_20_body"><text:bookmark text:name="yui_3_17_2_1_1645018332890_21988"/>-rw-rw-r--  1 root   the-pc    49 Feb 16 09:15  Montexte<text:line-break/>-rw-rw-r--  1 root   the-pc    49 Feb 16 09:23  Montexte3</text:p>
      <text:p text:style-name="P3"><text:bookmark text:name="yui_3_17_2_1_1645018332890_23614"/>10-</text:p>
      <text:p text:style-name="Text_20_body">r= read / w=write / x=execute <text:bookmark text:name="yui_3_17_2_1_1645018332890_61204"/><text:bookmark text:name="yui_3_17_2_1_1645018332890_61203"/><text:bookmark text:name="yui_3_17_2_1_1645018332890_61202"/></text:p>
      <text:p text:style-name="Text_20_body"><text:bookmark text:name="yui_3_17_2_1_1645018332890_61347"/><text:bookmark text:name="yui_3_17_2_1_1645018332890_612041"/><text:bookmark text:name="yui_3_17_2_1_1645018332890_612031"/><text:bookmark text:name="yui_3_17_2_1_1645018332890_612021"/>Les 3 premiers caractères sont pour le propriétaire ou own.<text:bookmark text:name="yui_3_17_2_1_1645018332890_61353"/><text:bookmark text:name="yui_3_17_2_1_1645018332890_61352"/><text:bookmark text:name="yui_3_17_2_1_1645018332890_61351"/><text:bookmark text:name="yui_3_17_2_1_1645018332890_61350"/> </text:p>
      <text:p text:style-name="Text_20_body"><text:bookmark text:name="yui_3_17_2_1_1645018332890_61972"/>-<text:bookmark text:name="yui_3_17_2_1_1645018332890_63664"/><text:bookmark text:name="yui_3_17_2_1_1645018332890_63092"/><text:bookmark text:name="yui_3_17_2_1_1645018332890_63091"/><text:bookmark text:name="yui_3_17_2_1_1645018332890_63090"/><text:bookmark text:name="yui_3_17_2_1_1645018332890_63089"/><text:bookmark text:name="yui_3_17_2_1_1645018332890_63088"/><text:span text:style-name="Strong_20_Emphasis">rw</text:span><text:bookmark text:name="yui_3_17_2_1_1645018332890_63665"/><text:span text:style-name="Strong_20_Emphasis">-</text:span>rw-r-- 1 root the-pc 49 Feb 16 09:15 Montexte<text:bookmark text:name="yui_3_17_2_1_1645018332890_61976"/><text:bookmark text:name="yui_3_17_2_1_1645018332890_61975"/><text:bookmark text:name="yui_3_17_2_1_1645018332890_61974"/><text:bookmark text:name="yui_3_17_2_1_1645018332890_61973"/> </text:p>
      <text:p text:style-name="Text_20_body"><text:bookmark text:name="yui_3_17_2_1_1645018332890_62139"/>Les trois suivants sont pour le groupe ou gpr.<text:bookmark text:name="yui_3_17_2_1_1645018332890_62143"/><text:bookmark text:name="yui_3_17_2_1_1645018332890_62142"/><text:bookmark text:name="yui_3_17_2_1_1645018332890_62141"/><text:bookmark text:name="yui_3_17_2_1_1645018332890_62140"/> </text:p>
      <text:p text:style-name="Text_20_body"><text:bookmark text:name="yui_3_17_2_1_1645018332890_62488"/>-rw<text:bookmark text:name="yui_3_17_2_1_1645018332890_63671"/><text:bookmark text:name="yui_3_17_2_1_1645018332890_63670"/><text:bookmark text:name="yui_3_17_2_1_1645018332890_63669"/><text:bookmark text:name="yui_3_17_2_1_1645018332890_63668"/><text:bookmark text:name="yui_3_17_2_1_1645018332890_63667"/><text:bookmark text:name="yui_3_17_2_1_1645018332890_63666"/>-<text:bookmark text:name="yui_3_17_2_1_1645018332890_64280"/><text:span text:style-name="Strong_20_Emphasis">rw-</text:span>r-- 1 root the-pc 49 Feb 16 09:15 Montexte <text:bookmark text:name="yui_3_17_2_1_1645018332890_62491"/><text:bookmark text:name="yui_3_17_2_1_1645018332890_62490"/><text:bookmark text:name="yui_3_17_2_1_1645018332890_62489"/></text:p>
      <text:p text:style-name="Text_20_body"><text:bookmark text:name="yui_3_17_2_1_1645018332890_62675"/><text:bookmark text:name="yui_3_17_2_1_1645018332890_624911"/><text:bookmark text:name="yui_3_17_2_1_1645018332890_624901"/><text:bookmark text:name="yui_3_17_2_1_1645018332890_624891"/>Les 3 derniers sont pour les autres qui ne sont ni propriétaire ou qui ne font pas partie d'un groupe, other.<text:bookmark text:name="yui_3_17_2_1_1645018332890_62679"/><text:bookmark text:name="yui_3_17_2_1_1645018332890_62678"/><text:bookmark text:name="yui_3_17_2_1_1645018332890_62677"/><text:bookmark text:name="yui_3_17_2_1_1645018332890_62676"/> </text:p>
      <text:p text:style-name="Text_20_body"><text:bookmark text:name="yui_3_17_2_1_1645018332890_62876"/>-rw<text:bookmark text:name="yui_3_17_2_1_1645018332890_64286"/><text:bookmark text:name="yui_3_17_2_1_1645018332890_64285"/><text:bookmark text:name="yui_3_17_2_1_1645018332890_64284"/><text:bookmark text:name="yui_3_17_2_1_1645018332890_64283"/><text:bookmark text:name="yui_3_17_2_1_1645018332890_64282"/><text:bookmark text:name="yui_3_17_2_1_1645018332890_64281"/>-rw-<text:span text:style-name="Strong_20_Emphasis">r--</text:span> 1 root the-pc 49 Feb 16 09:15 Montexte. <text:bookmark text:name="yui_3_17_2_1_1645018332890_62879"/><text:bookmark text:name="yui_3_17_2_1_1645018332890_62878"/><text:bookmark text:name="yui_3_17_2_1_1645018332890_62877"/></text:p>
      <text:p text:style-name="Text_20_body"><text:bookmark text:name="yui_3_17_2_1_1645018332890_63087"/><text:bookmark text:name="yui_3_17_2_1_1645018332890_628791"/><text:bookmark text:name="yui_3_17_2_1_1645018332890_628781"/><text:bookmark text:name="yui_3_17_2_1_1645018332890_628771"/>Les lettres indiquent si les permissions son accorde. Si dans l'espace d'une lettre il y a un tiret (-) l'accès en est refusé.</text:p>
      <text:p text:style-name="P2">Q-10</text:p>
      <text:p text:style-name="P4"><text:bookmark text:name="yui_3_17_2_1_1645018332890_68394"/>1-</text:p>
      <text:p text:style-name="P6">C:\Users\ti_ji&gt;md examen</text:p>
      <text:p text:style-name="P6"><text:bookmark text:name="yui_3_17_2_1_1645018332890_68423"/>2-</text:p>
      <text:p text:style-name="P6"><text:bookmark text:name="yui_3_17_2_1_1645018332890_68520"/><text:soft-page-break/>C:\Users\ti_ji&gt;echo "Monfichier" &gt; Monfichier</text:p>
      <text:p text:style-name="P6"><text:bookmark text:name="yui_3_17_2_1_1645018332890_68579"/>C:\Users\ti_ji&gt;move Monfichier examen<text:line-break/>        1 fichier(s) déplacé(s).<text:line-break/><text:line-break/>C:\Users\ti_ji&gt;dir examen\<text:line-break/> Le volume dans le lecteur C n’a pas de nom.<text:line-break/> Le numéro de série du volume est C638-0A7C<text:line-break/><text:line-break/> Répertoire de C:\Users\ti_ji\examen<text:line-break/><text:line-break/>2022-02-16  10:38    &lt;DIR&gt;          .<text:line-break/>2022-02-16  10:38    &lt;DIR&gt;          ..<text:line-break/>2022-02-16  10:35                15 Monfichier<text:line-break/>               1 fichier(s)               15 octets<text:line-break/>               2 Rép(s)  15 680 143 360 octets libres<text:line-break/><text:line-break/>C:\Users\ti_ji&gt;</text:p>
      <text:p text:style-name="P6"><text:bookmark text:name="yui_3_17_2_1_1645018332890_68631"/>3-</text:p>
      <text:p text:style-name="P6"><text:bookmark text:name="yui_3_17_2_1_1645018332890_68672"/>C:\Users\ti_ji&gt;copy examen\Monfichier examen\Monfichier2<text:line-break/>        1 fichier(s) copié(s).<text:line-break/></text:p>
      <text:p text:style-name="P6"><text:bookmark text:name="yui_3_17_2_1_1645018332890_68814"/>4-</text:p>
      <text:p text:style-name="P6"><text:bookmark text:name="yui_3_17_2_1_1645018332890_70281"/>C:\Users\ti_ji&gt;cd examen<text:line-break/><text:line-break/>C:\Users\ti_ji\examen&gt;tree /F<text:line-break/>Structure du dossier<text:line-break/>Le numéro de série du volume est C638-0A7C<text:line-break/>C:.<text:line-break/>    Monfichier<text:line-break/>    Monfichier2</text:p>
      <text:p text:style-name="P6"/>
      <text:p text:style-name="P4"><text:bookmark text:name="yui_3_17_2_1_1645018332890_70223"/>5-</text:p>
      <text:p text:style-name="P6"><text:bookmark text:name="yui_3_17_2_1_1645018332890_69125"/>C:\Users\ti_ji&gt;rmdir examen<text:line-break/>Le répertoire n’est pas vide.</text:p>
      <text:p text:style-name="P6"><text:bookmark text:name="yui_3_17_2_1_1645018332890_69466"/>Nous ne pouvons pas supprimer un dossier non vide avec <text:bookmark text:name="yui_3_17_2_1_1645018332890_69541"/><text:span text:style-name="Strong_20_Emphasis">rmdir</text:span>. Nous devrions prendre la commande <text:bookmark text:name="yui_3_17_2_1_1645018332890_69502"/><text:span text:style-name="Strong_20_Emphasis">rd /S</text:span></text:p>
      <text:p text:style-name="P5"><text:bookmark text:name="yui_3_17_2_1_1645018332890_69560"/>6-</text:p>
      <text:p text:style-name="P5"><text:bookmark text:name="yui_3_17_2_1_1645018332890_69577"/><text:soft-page-break/>C:\Users\ti_ji\examen&gt;del Monfichier<text:line-break/><text:line-break/>C:\Users\ti_ji\examen&gt;del Monfichier2<text:line-break/><text:line-break/>C:\Users\ti_ji\examen&gt;tree /F<text:line-break/>Structure du dossier<text:line-break/>Le numéro de série du volume est C638-0A7C<text:line-break/>C:.<text:line-break/>Aucun sous-dossier existant<text:line-break/><text:line-break/><text:line-break/>C:\Users\ti_ji\examen&gt;</text:p>
      <text:p text:style-name="P5"><text:bookmark text:name="yui_3_17_2_1_1645018332890_69756"/></text:p>
      <text:p text:style-name="P5"><text:bookmark text:name="yui_3_17_2_1_1645018332890_69726"/>7-</text:p>
      <text:p text:style-name="P5"><text:bookmark text:name="yui_3_17_2_1_1645018332890_69926"/>C:\Users\ti_ji&gt;rmdir examen</text:p>
      <text:p text:style-name="P5"><text:bookmark text:name="yui_3_17_2_1_1645018332890_68965"/>8-</text:p>
      <text:p text:style-name="P5"><text:bookmark text:name="yui_3_17_2_1_1645018332890_70066"/>C:\Users\ti_ji&gt;tree examen<text:line-break/>Structure du dossier<text:line-break/>Le numéro de série du volume est 0000006D C638:0A7C<text:line-break/>C:\USERS\TI_JI\EXAMEN<text:line-break/>Chemin d’accès non valide - \USERS\TI_JI\EXAMEN<text:line-break/>Aucun sous-dossier existant<text:line-break/><text:line-break/><text:line-break/>C:\Users\ti_ji&gt;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08:57:23.596953507</meta:creation-date>
    <dc:date>2022-02-16T11:00:38.783664436</dc:date>
    <meta:editing-duration>PT1H23M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4" meta:paragraph-count="63" meta:word-count="573" meta:character-count="4062" meta:non-whitespace-character-count="3275"/>
  </office:meta>
</office:document-meta>
</file>